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23.4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25.71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19.5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42.69pt"/>
    </style:style>
    <style:style style:name="co19" style:family="table-column">
      <style:table-column-properties fo:break-before="auto" style:column-width="26.4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ypecounts" table:style-name="ta1">
        <table:shapes>
          <draw:frame draw:z-index="0" draw:style-name="gr1" draw:text-style-name="P1" svg:width="848.13pt" svg:height="477.04pt" svg:x="679.8pt" svg:y="510.32pt">
            <loext:p draw:notify-on-update-of-ranges="typecounts.A2:typecounts.A40 typecounts.B1:typecounts.B1 typecounts.B2:typecounts.B40 typecounts.C1:typecounts.C1 typecounts.C2:typecounts.C40 typecounts.D1:typecounts.D1 typecounts.D2:typecounts.D40 typecounts.E1:typecounts.E1 typecounts.E2:typecounts.E40 typecounts.F1:typecounts.F1 typecounts.F2:typecounts.F40 typecounts.G1:typecounts.G1 typecounts.G2:typecounts.G40 typecounts.H1:typecounts.H1 typecounts.H2:typecounts.H40 typecounts.I1:typecounts.I1 typecounts.I2:typecounts.I40 typecounts.J1:typecounts.J1 typecounts.J2:typecounts.J40 typecounts.K1:typecounts.K1 typecounts.K2:typecounts.K40 typecounts.L1:typecounts.L1 typecounts.L2:typecounts.L40 typecounts.M1:typecounts.M1 typecounts.M2:typecounts.M40 typecounts.N1:typecounts.N1 typecounts.N2:typecounts.N40 typecounts.O1:typecounts.O1 typecounts.O2:typecounts.O40 typecounts.P1:typecounts.P1 typecounts.P2:typecounts.P40 typecounts.Q1:typecounts.Q1 typecounts.Q2:typecounts.Q40 typecounts.R1:typecounts.R1 typecounts.R2:typecounts.R40 typecounts.S1:typecounts.S1 typecounts.S2:typecounts.S40 typecounts.T1:typecounts.T1 typecounts.T2:typecounts.T40 typecounts.U1:typecounts.U1 typecounts.U2:typecounts.U40 typecounts.V1:typecounts.V1 typecounts.V2:typecounts.V40 typecounts.W1:typecounts.W1 typecounts.W2:typecounts.W40 typecounts.X1:typecounts.X1 typecounts.X2:typecounts.X40 typecounts.Y1:typecounts.Y1 typecounts.Y2:typecounts.Y40 typecounts.Z1:typecounts.Z1 typecounts.Z2:typecounts.Z40 typecounts.AA1:typecounts.AA1 typecounts.AA2:typecounts.AA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20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netflow</text:p>
          </table:table-cell>
          <table:table-cell office:value-type="string" calcext:value-type="string">
            <text:p>tftp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packet_info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stats-delta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ileinfo</text:p>
          </table:table-cell>
          <table:table-cell office:value-type="string" calcext:value-type="string">
            <text:p>nfs</text:p>
          </table:table-cell>
          <table:table-cell office:value-type="string" calcext:value-type="string">
            <text:p>ftp-data</text:p>
          </table:table-cell>
          <table:table-cell office:value-type="string" calcext:value-type="string">
            <text:p>dnp3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krb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2:.AA2])" office:value-type="float" office:value="53" calcext:value-type="float">
            <text:p>53</text:p>
          </table:table-cell>
          <table:table-cell table:formula="of:=[.AB2]-[.AB1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3:.AA3])" office:value-type="float" office:value="53" calcext:value-type="float">
            <text:p>53</text:p>
          </table:table-cell>
          <table:table-cell table:formula="of:=[.AB3]-[.A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4:.AA4])" office:value-type="float" office:value="53" calcext:value-type="float">
            <text:p>53</text:p>
          </table:table-cell>
          <table:table-cell table:formula="of:=[.AB4]-[.AB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5:.AA5])" office:value-type="float" office:value="53" calcext:value-type="float">
            <text:p>53</text:p>
          </table:table-cell>
          <table:table-cell table:formula="of:=[.AB5]-[.A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6:.AA6])" office:value-type="float" office:value="53" calcext:value-type="float">
            <text:p>53</text:p>
          </table:table-cell>
          <table:table-cell table:formula="of:=[.AB6]-[.AB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7:.AA7])" office:value-type="float" office:value="53" calcext:value-type="float">
            <text:p>53</text:p>
          </table:table-cell>
          <table:table-cell table:formula="of:=[.AB7]-[.A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8:.AA8])" office:value-type="float" office:value="53" calcext:value-type="float">
            <text:p>53</text:p>
          </table:table-cell>
          <table:table-cell table:formula="of:=[.AB8]-[.AB7]" office:value-type="float" office:value="0" calcext:value-type="float">
            <text:p>0</text:p>
          </table:table-cell>
          <table:table-cell/>
          <table:table-cell office:value-type="string" calcext:value-type="string">
            <text:p>3.2 introduces DNP3</text:p>
          </table:table-cell>
        </table:table-row>
        <table:table-row table:style-name="ro1">
          <table:table-cell office:value-type="string" calcext:value-type="string">
            <text:p>2.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9:.AA9])" office:value-type="float" office:value="53" calcext:value-type="float">
            <text:p>53</text:p>
          </table:table-cell>
          <table:table-cell table:formula="of:=[.AB9]-[.AB8]" office:value-type="float" office:value="0" calcext:value-type="float">
            <text:p>0</text:p>
          </table:table-cell>
          <table:table-cell/>
          <table:table-cell office:value-type="string" calcext:value-type="string">
            <text:p>3 introduces stats, email, smtp, netflow, tcp, flow</text:p>
          </table:table-cell>
        </table:table-row>
        <table:table-row table:style-name="ro1">
          <table:table-cell office:value-type="string" calcext:value-type="string">
            <text:p>2.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0:.AA10])" office:value-type="float" office:value="53" calcext:value-type="float">
            <text:p>53</text:p>
          </table:table-cell>
          <table:table-cell table:formula="of:=[.AB10]-[.AB9]" office:value-type="float" office:value="0" calcext:value-type="float">
            <text:p>0</text:p>
          </table:table-cell>
          <table:table-cell/>
          <table:table-cell office:value-type="string" calcext:value-type="string">
            <text:p>4 introduces vars, tunnel, extends stats, tls</text:p>
          </table:table-cell>
        </table:table-row>
        <table:table-row table:style-name="ro1">
          <table:table-cell office:value-type="string" calcext:value-type="string">
            <text:p>2.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1:.AA11])" office:value-type="float" office:value="53" calcext:value-type="float">
            <text:p>53</text:p>
          </table:table-cell>
          <table:table-cell table:formula="of:=[.AB11]-[.AB10]" office:value-type="float" office:value="0" calcext:value-type="float">
            <text:p>0</text:p>
          </table:table-cell>
          <table:table-cell/>
          <table:table-cell office:value-type="string" calcext:value-type="string">
            <text:p>4.1 introduces smb, nfs, dhcp, (t)ftp, krb5, metadata, extends dns, tls, stats, rpc</text:p>
          </table:table-cell>
        </table:table-row>
        <table:table-row table:style-name="ro1">
          <table:table-cell office:value-type="string" calcext:value-type="string">
            <text:p>2.0.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2:.AA12])" office:value-type="float" office:value="53" calcext:value-type="float">
            <text:p>53</text:p>
          </table:table-cell>
          <table:table-cell table:formula="of:=[.AB12]-[.AB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3:.AA13])" office:value-type="float" office:value="53" calcext:value-type="float">
            <text:p>53</text:p>
          </table:table-cell>
          <table:table-cell table:formula="of:=[.AB13]-[.AB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4:.AA14])" office:value-type="float" office:value="226" calcext:value-type="float">
            <text:p>226</text:p>
          </table:table-cell>
          <table:table-cell table:formula="of:=[.AB14]-[.AB13]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5:.AA15])" office:value-type="float" office:value="235" calcext:value-type="float">
            <text:p>235</text:p>
          </table:table-cell>
          <table:table-cell table:formula="of:=[.AB15]-[.AB1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6:.AA16])" office:value-type="float" office:value="235" calcext:value-type="float">
            <text:p>235</text:p>
          </table:table-cell>
          <table:table-cell table:formula="of:=[.AB16]-[.AB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7:.AA17])" office:value-type="float" office:value="235" calcext:value-type="float">
            <text:p>235</text:p>
          </table:table-cell>
          <table:table-cell table:formula="of:=[.AB17]-[.AB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8:.AA18])" office:value-type="float" office:value="235" calcext:value-type="float">
            <text:p>235</text:p>
          </table:table-cell>
          <table:table-cell table:formula="of:=[.AB18]-[.AB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9:.AA19])" office:value-type="float" office:value="238" calcext:value-type="float">
            <text:p>238</text:p>
          </table:table-cell>
          <table:table-cell table:formula="of:=[.AB19]-[.AB1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0:.AA20])" office:value-type="float" office:value="236" calcext:value-type="float">
            <text:p>236</text:p>
          </table:table-cell>
          <table:table-cell table:formula="of:=[.AB20]-[.AB19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1:.AA21])" office:value-type="float" office:value="232" calcext:value-type="float">
            <text:p>232</text:p>
          </table:table-cell>
          <table:table-cell table:formula="of:=[.AB21]-[.AB20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2:.AA22])" office:value-type="float" office:value="364" calcext:value-type="float">
            <text:p>364</text:p>
          </table:table-cell>
          <table:table-cell table:formula="of:=[.AB22]-[.AB21]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2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3:.AA23])" office:value-type="float" office:value="365" calcext:value-type="float">
            <text:p>365</text:p>
          </table:table-cell>
          <table:table-cell table:formula="of:=[.AB23]-[.AB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2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4:.AA24])" office:value-type="float" office:value="365" calcext:value-type="float">
            <text:p>365</text:p>
          </table:table-cell>
          <table:table-cell table:formula="of:=[.AB24]-[.AB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2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5:.AA25])" office:value-type="float" office:value="365" calcext:value-type="float">
            <text:p>365</text:p>
          </table:table-cell>
          <table:table-cell table:formula="of:=[.AB25]-[.AB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2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6:.AA26])" office:value-type="float" office:value="365" calcext:value-type="float">
            <text:p>365</text:p>
          </table:table-cell>
          <table:table-cell table:formula="of:=[.AB26]-[.AB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7:.AA27])" office:value-type="float" office:value="365" calcext:value-type="float">
            <text:p>365</text:p>
          </table:table-cell>
          <table:table-cell table:formula="of:=[.AB27]-[.AB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8:.AA28])" office:value-type="float" office:value="437" calcext:value-type="float">
            <text:p>437</text:p>
          </table:table-cell>
          <table:table-cell table:formula="of:=[.AB28]-[.AB27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29:.AA29])" office:value-type="float" office:value="437" calcext:value-type="float">
            <text:p>437</text:p>
          </table:table-cell>
          <table:table-cell table:formula="of:=[.AB29]-[.AB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0:.AA30])" office:value-type="float" office:value="439" calcext:value-type="float">
            <text:p>439</text:p>
          </table:table-cell>
          <table:table-cell table:formula="of:=[.AB30]-[.AB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1:.AA31])" office:value-type="float" office:value="439" calcext:value-type="float">
            <text:p>439</text:p>
          </table:table-cell>
          <table:table-cell table:formula="of:=[.AB31]-[.AB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2:.AA32])" office:value-type="float" office:value="439" calcext:value-type="float">
            <text:p>439</text:p>
          </table:table-cell>
          <table:table-cell table:formula="of:=[.AB32]-[.AB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3:.AA33])" office:value-type="float" office:value="439" calcext:value-type="float">
            <text:p>439</text:p>
          </table:table-cell>
          <table:table-cell table:formula="of:=[.AB33]-[.AB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4:.AA34])" office:value-type="float" office:value="439" calcext:value-type="float">
            <text:p>439</text:p>
          </table:table-cell>
          <table:table-cell table:formula="of:=[.AB34]-[.AB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5:.AA35])" office:value-type="float" office:value="439" calcext:value-type="float">
            <text:p>439</text:p>
          </table:table-cell>
          <table:table-cell table:formula="of:=[.AB35]-[.AB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.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36:.AA36])" office:value-type="float" office:value="711" calcext:value-type="float">
            <text:p>711</text:p>
          </table:table-cell>
          <table:table-cell table:formula="of:=[.AB36]-[.AB35]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.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37:.AA37])" office:value-type="float" office:value="711" calcext:value-type="float">
            <text:p>711</text:p>
          </table:table-cell>
          <table:table-cell table:formula="of:=[.AB37]-[.AB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.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SUM([.B38:.AA38])" office:value-type="float" office:value="711" calcext:value-type="float">
            <text:p>711</text:p>
          </table:table-cell>
          <table:table-cell table:formula="of:=[.AB38]-[.AB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.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SUM([.B39:.AA39])" office:value-type="float" office:value="924" calcext:value-type="float">
            <text:p>924</text:p>
          </table:table-cell>
          <table:table-cell table:formula="of:=[.AB39]-[.AB38]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.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SUM([.B40:.AA40])" office:value-type="float" office:value="926" calcext:value-type="float">
            <text:p>926</text:p>
          </table:table-cell>
          <table:table-cell table:formula="of:=[.AB40]-[.AB39]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00/00/0000</text:date>, <text:time style:data-style-name="N2" text:time-value="16:31:59.525857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16:52:50.622016880</dc:date>
    <meta:editing-duration>PT16M20S</meta:editing-duration>
    <meta:editing-cycles>4</meta:editing-cycles>
    <meta:generator>LibreOffice/5.2.7.2$Linux_X86_64 LibreOffice_project/20m0$Build-2</meta:generator>
    <meta:document-statistic meta:table-count="1" meta:cell-count="1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9.921cm" svg:height="16.83cm" xlink:href=".." xlink:type="simple" chart:class="chart:area" chart:style-name="ch1">
        <chart:legend chart:legend-position="end" svg:x="27.393cm" svg:y="1.891cm" style:legend-expansion="high" chart:style-name="ch2"/>
        <chart:plot-area chart:style-name="ch3" table:cell-range-address="typecounts.A1:typecounts.AA40" chart:data-source-has-labels="both" svg:x="0.598cm" svg:y="0.336cm" svg:width="26.197cm" svg:height="16.158cm">
          <chartooo:coordinate-region svg:x="1.405cm" svg:y="0.336cm" svg:width="25.066cm" svg:height="14.754cm"/>
          <chart:axis chart:dimension="x" chart:name="primary-x" chart:style-name="ch4" chartooo:axis-type="auto">
            <chartooo:date-scale/>
            <chart:categories table:cell-range-address="typecounts.A2:typecounts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ypecounts.B2:typecounts.B40" chart:label-cell-address="typecounts.B1:typecounts.B1" chart:class="chart:area">
            <chart:data-point chart:repeated="39"/>
          </chart:series>
          <chart:series chart:style-name="ch7" chart:values-cell-range-address="typecounts.C2:typecounts.C40" chart:label-cell-address="typecounts.C1:typecounts.C1" chart:class="chart:area">
            <chart:data-point chart:repeated="39"/>
          </chart:series>
          <chart:series chart:style-name="ch8" chart:values-cell-range-address="typecounts.D2:typecounts.D40" chart:label-cell-address="typecounts.D1:typecounts.D1" chart:class="chart:area">
            <chart:data-point chart:repeated="39"/>
          </chart:series>
          <chart:series chart:style-name="ch9" chart:values-cell-range-address="typecounts.E2:typecounts.E40" chart:label-cell-address="typecounts.E1:typecounts.E1" chart:class="chart:area">
            <chart:data-point chart:repeated="39"/>
          </chart:series>
          <chart:series chart:style-name="ch10" chart:values-cell-range-address="typecounts.F2:typecounts.F40" chart:label-cell-address="typecounts.F1:typecounts.F1" chart:class="chart:area">
            <chart:data-point chart:repeated="39"/>
          </chart:series>
          <chart:series chart:style-name="ch11" chart:values-cell-range-address="typecounts.G2:typecounts.G40" chart:label-cell-address="typecounts.G1:typecounts.G1" chart:class="chart:area">
            <chart:data-point chart:repeated="39"/>
          </chart:series>
          <chart:series chart:style-name="ch12" chart:values-cell-range-address="typecounts.H2:typecounts.H40" chart:label-cell-address="typecounts.H1:typecounts.H1" chart:class="chart:area">
            <chart:data-point chart:repeated="39"/>
          </chart:series>
          <chart:series chart:style-name="ch13" chart:values-cell-range-address="typecounts.I2:typecounts.I40" chart:label-cell-address="typecounts.I1:typecounts.I1" chart:class="chart:area">
            <chart:data-point chart:repeated="39"/>
          </chart:series>
          <chart:series chart:style-name="ch14" chart:values-cell-range-address="typecounts.J2:typecounts.J40" chart:label-cell-address="typecounts.J1:typecounts.J1" chart:class="chart:area">
            <chart:data-point chart:repeated="39"/>
          </chart:series>
          <chart:series chart:style-name="ch15" chart:values-cell-range-address="typecounts.K2:typecounts.K40" chart:label-cell-address="typecounts.K1:typecounts.K1" chart:class="chart:area">
            <chart:data-point chart:repeated="39"/>
          </chart:series>
          <chart:series chart:style-name="ch16" chart:values-cell-range-address="typecounts.L2:typecounts.L40" chart:label-cell-address="typecounts.L1:typecounts.L1" chart:class="chart:area">
            <chart:data-point chart:repeated="39"/>
          </chart:series>
          <chart:series chart:style-name="ch17" chart:values-cell-range-address="typecounts.M2:typecounts.M40" chart:label-cell-address="typecounts.M1:typecounts.M1" chart:class="chart:area">
            <chart:data-point chart:repeated="39"/>
          </chart:series>
          <chart:series chart:style-name="ch6" chart:values-cell-range-address="typecounts.N2:typecounts.N40" chart:label-cell-address="typecounts.N1:typecounts.N1" chart:class="chart:area">
            <chart:data-point chart:repeated="39"/>
          </chart:series>
          <chart:series chart:style-name="ch7" chart:values-cell-range-address="typecounts.O2:typecounts.O40" chart:label-cell-address="typecounts.O1:typecounts.O1" chart:class="chart:area">
            <chart:data-point chart:repeated="39"/>
          </chart:series>
          <chart:series chart:style-name="ch8" chart:values-cell-range-address="typecounts.P2:typecounts.P40" chart:label-cell-address="typecounts.P1:typecounts.P1" chart:class="chart:area">
            <chart:data-point chart:repeated="39"/>
          </chart:series>
          <chart:series chart:style-name="ch9" chart:values-cell-range-address="typecounts.Q2:typecounts.Q40" chart:label-cell-address="typecounts.Q1:typecounts.Q1" chart:class="chart:area">
            <chart:data-point chart:repeated="39"/>
          </chart:series>
          <chart:series chart:style-name="ch10" chart:values-cell-range-address="typecounts.R2:typecounts.R40" chart:label-cell-address="typecounts.R1:typecounts.R1" chart:class="chart:area">
            <chart:data-point chart:repeated="39"/>
          </chart:series>
          <chart:series chart:style-name="ch11" chart:values-cell-range-address="typecounts.S2:typecounts.S40" chart:label-cell-address="typecounts.S1:typecounts.S1" chart:class="chart:area">
            <chart:data-point chart:repeated="39"/>
          </chart:series>
          <chart:series chart:style-name="ch12" chart:values-cell-range-address="typecounts.T2:typecounts.T40" chart:label-cell-address="typecounts.T1:typecounts.T1" chart:class="chart:area">
            <chart:data-point chart:repeated="39"/>
          </chart:series>
          <chart:series chart:style-name="ch13" chart:values-cell-range-address="typecounts.U2:typecounts.U40" chart:label-cell-address="typecounts.U1:typecounts.U1" chart:class="chart:area">
            <chart:data-point chart:repeated="39"/>
          </chart:series>
          <chart:series chart:style-name="ch14" chart:values-cell-range-address="typecounts.V2:typecounts.V40" chart:label-cell-address="typecounts.V1:typecounts.V1" chart:class="chart:area">
            <chart:data-point chart:repeated="39"/>
          </chart:series>
          <chart:series chart:style-name="ch15" chart:values-cell-range-address="typecounts.W2:typecounts.W40" chart:label-cell-address="typecounts.W1:typecounts.W1" chart:class="chart:area">
            <chart:data-point chart:repeated="39"/>
          </chart:series>
          <chart:series chart:style-name="ch16" chart:values-cell-range-address="typecounts.X2:typecounts.X40" chart:label-cell-address="typecounts.X1:typecounts.X1" chart:class="chart:area">
            <chart:data-point chart:repeated="39"/>
          </chart:series>
          <chart:series chart:style-name="ch17" chart:values-cell-range-address="typecounts.Y2:typecounts.Y40" chart:label-cell-address="typecounts.Y1:typecounts.Y1" chart:class="chart:area">
            <chart:data-point chart:repeated="39"/>
          </chart:series>
          <chart:series chart:style-name="ch6" chart:values-cell-range-address="typecounts.Z2:typecounts.Z40" chart:label-cell-address="typecounts.Z1:typecounts.Z1" chart:class="chart:area">
            <chart:data-point chart:repeated="39"/>
          </chart:series>
          <chart:series chart:style-name="ch7" chart:values-cell-range-address="typecounts.AA2:typecounts.AA40" chart:label-cell-address="typecounts.AA1:typecounts.AA1" chart:class="chart:area">
            <chart:data-point chart:repeated="3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b</text:p>
                <draw:g>
                  <svg:desc>typecounts.B1:typecounts.B1</svg:desc>
                </draw:g>
              </table:table-cell>
              <table:table-cell office:value-type="string">
                <text:p>netflow</text:p>
                <draw:g>
                  <svg:desc>typecounts.C1:typecounts.C1</svg:desc>
                </draw:g>
              </table:table-cell>
              <table:table-cell office:value-type="string">
                <text:p>tftp</text:p>
                <draw:g>
                  <svg:desc>typecounts.D1:typecounts.D1</svg:desc>
                </draw:g>
              </table:table-cell>
              <table:table-cell office:value-type="string">
                <text:p>tunnel</text:p>
                <draw:g>
                  <svg:desc>typecounts.E1:typecounts.E1</svg:desc>
                </draw:g>
              </table:table-cell>
              <table:table-cell office:value-type="string">
                <text:p>ssh</text:p>
                <draw:g>
                  <svg:desc>typecounts.F1:typecounts.F1</svg:desc>
                </draw:g>
              </table:table-cell>
              <table:table-cell office:value-type="string">
                <text:p>toplevel</text:p>
                <draw:g>
                  <svg:desc>typecounts.G1:typecounts.G1</svg:desc>
                </draw:g>
              </table:table-cell>
              <table:table-cell office:value-type="string">
                <text:p>tcp</text:p>
                <draw:g>
                  <svg:desc>typecounts.H1:typecounts.H1</svg:desc>
                </draw:g>
              </table:table-cell>
              <table:table-cell office:value-type="string">
                <text:p>dhcp</text:p>
                <draw:g>
                  <svg:desc>typecounts.I1:typecounts.I1</svg:desc>
                </draw:g>
              </table:table-cell>
              <table:table-cell office:value-type="string">
                <text:p>packet_info</text:p>
                <draw:g>
                  <svg:desc>typecounts.J1:typecounts.J1</svg:desc>
                </draw:g>
              </table:table-cell>
              <table:table-cell office:value-type="string">
                <text:p>alert</text:p>
                <draw:g>
                  <svg:desc>typecounts.K1:typecounts.K1</svg:desc>
                </draw:g>
              </table:table-cell>
              <table:table-cell office:value-type="string">
                <text:p>stats</text:p>
                <draw:g>
                  <svg:desc>typecounts.L1:typecounts.L1</svg:desc>
                </draw:g>
              </table:table-cell>
              <table:table-cell office:value-type="string">
                <text:p>stats-delta</text:p>
                <draw:g>
                  <svg:desc>typecounts.M1:typecounts.M1</svg:desc>
                </draw:g>
              </table:table-cell>
              <table:table-cell office:value-type="string">
                <text:p>http</text:p>
                <draw:g>
                  <svg:desc>typecounts.N1:typecounts.N1</svg:desc>
                </draw:g>
              </table:table-cell>
              <table:table-cell office:value-type="string">
                <text:p>rpc</text:p>
                <draw:g>
                  <svg:desc>typecounts.O1:typecounts.O1</svg:desc>
                </draw:g>
              </table:table-cell>
              <table:table-cell office:value-type="string">
                <text:p>email</text:p>
                <draw:g>
                  <svg:desc>typecounts.P1:typecounts.P1</svg:desc>
                </draw:g>
              </table:table-cell>
              <table:table-cell office:value-type="string">
                <text:p>smtp</text:p>
                <draw:g>
                  <svg:desc>typecounts.Q1:typecounts.Q1</svg:desc>
                </draw:g>
              </table:table-cell>
              <table:table-cell office:value-type="string">
                <text:p>tls</text:p>
                <draw:g>
                  <svg:desc>typecounts.R1:typecounts.R1</svg:desc>
                </draw:g>
              </table:table-cell>
              <table:table-cell office:value-type="string">
                <text:p>metadata</text:p>
                <draw:g>
                  <svg:desc>typecounts.S1:typecounts.S1</svg:desc>
                </draw:g>
              </table:table-cell>
              <table:table-cell office:value-type="string">
                <text:p>fileinfo</text:p>
                <draw:g>
                  <svg:desc>typecounts.T1:typecounts.T1</svg:desc>
                </draw:g>
              </table:table-cell>
              <table:table-cell office:value-type="string">
                <text:p>nfs</text:p>
                <draw:g>
                  <svg:desc>typecounts.U1:typecounts.U1</svg:desc>
                </draw:g>
              </table:table-cell>
              <table:table-cell office:value-type="string">
                <text:p>ftp-data</text:p>
                <draw:g>
                  <svg:desc>typecounts.V1:typecounts.V1</svg:desc>
                </draw:g>
              </table:table-cell>
              <table:table-cell office:value-type="string">
                <text:p>dnp3</text:p>
                <draw:g>
                  <svg:desc>typecounts.W1:typecounts.W1</svg:desc>
                </draw:g>
              </table:table-cell>
              <table:table-cell office:value-type="string">
                <text:p>flow</text:p>
                <draw:g>
                  <svg:desc>typecounts.X1:typecounts.X1</svg:desc>
                </draw:g>
              </table:table-cell>
              <table:table-cell office:value-type="string">
                <text:p>vars</text:p>
                <draw:g>
                  <svg:desc>typecounts.Y1:typecounts.Y1</svg:desc>
                </draw:g>
              </table:table-cell>
              <table:table-cell office:value-type="string">
                <text:p>dns</text:p>
                <draw:g>
                  <svg:desc>typecounts.Z1:typecounts.Z1</svg:desc>
                </draw:g>
              </table:table-cell>
              <table:table-cell office:value-type="string">
                <text:p>krb5</text:p>
                <draw:g>
                  <svg:desc>typecounts.AA1:typecounts.A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ypecounts.A2:typecounts.A40</svg:desc>
                </draw:g>
              </table:table-cell>
              <table:table-cell office:value-type="float" office:value="0">
                <text:p>0</text:p>
                <draw:g>
                  <svg:desc>typecounts.B2:typecounts.B40</svg:desc>
                </draw:g>
              </table:table-cell>
              <table:table-cell office:value-type="float" office:value="0">
                <text:p>0</text:p>
                <draw:g>
                  <svg:desc>typecounts.C2:typecounts.C40</svg:desc>
                </draw:g>
              </table:table-cell>
              <table:table-cell office:value-type="float" office:value="0">
                <text:p>0</text:p>
                <draw:g>
                  <svg:desc>typecounts.D2:typecounts.D40</svg:desc>
                </draw:g>
              </table:table-cell>
              <table:table-cell office:value-type="float" office:value="0">
                <text:p>0</text:p>
                <draw:g>
                  <svg:desc>typecounts.E2:typecounts.E40</svg:desc>
                </draw:g>
              </table:table-cell>
              <table:table-cell office:value-type="float" office:value="4">
                <text:p>4</text:p>
                <draw:g>
                  <svg:desc>typecounts.F2:typecounts.F40</svg:desc>
                </draw:g>
              </table:table-cell>
              <table:table-cell office:value-type="float" office:value="12">
                <text:p>12</text:p>
                <draw:g>
                  <svg:desc>typecounts.G2:typecounts.G40</svg:desc>
                </draw:g>
              </table:table-cell>
              <table:table-cell office:value-type="float" office:value="0">
                <text:p>0</text:p>
                <draw:g>
                  <svg:desc>typecounts.H2:typecounts.H40</svg:desc>
                </draw:g>
              </table:table-cell>
              <table:table-cell office:value-type="float" office:value="0">
                <text:p>0</text:p>
                <draw:g>
                  <svg:desc>typecounts.I2:typecounts.I40</svg:desc>
                </draw:g>
              </table:table-cell>
              <table:table-cell office:value-type="float" office:value="0">
                <text:p>0</text:p>
                <draw:g>
                  <svg:desc>typecounts.J2:typecounts.J40</svg:desc>
                </draw:g>
              </table:table-cell>
              <table:table-cell office:value-type="float" office:value="7">
                <text:p>7</text:p>
                <draw:g>
                  <svg:desc>typecounts.K2:typecounts.K40</svg:desc>
                </draw:g>
              </table:table-cell>
              <table:table-cell office:value-type="float" office:value="1">
                <text:p>1</text:p>
                <draw:g>
                  <svg:desc>typecounts.L2:typecounts.L40</svg:desc>
                </draw:g>
              </table:table-cell>
              <table:table-cell office:value-type="float" office:value="0">
                <text:p>0</text:p>
                <draw:g>
                  <svg:desc>typecounts.M2:typecounts.M40</svg:desc>
                </draw:g>
              </table:table-cell>
              <table:table-cell office:value-type="float" office:value="10">
                <text:p>10</text:p>
                <draw:g>
                  <svg:desc>typecounts.N2:typecounts.N40</svg:desc>
                </draw:g>
              </table:table-cell>
              <table:table-cell office:value-type="float" office:value="0">
                <text:p>0</text:p>
                <draw:g>
                  <svg:desc>typecounts.O2:typecounts.O40</svg:desc>
                </draw:g>
              </table:table-cell>
              <table:table-cell office:value-type="float" office:value="0">
                <text:p>0</text:p>
                <draw:g>
                  <svg:desc>typecounts.P2:typecounts.P40</svg:desc>
                </draw:g>
              </table:table-cell>
              <table:table-cell office:value-type="float" office:value="0">
                <text:p>0</text:p>
                <draw:g>
                  <svg:desc>typecounts.Q2:typecounts.Q40</svg:desc>
                </draw:g>
              </table:table-cell>
              <table:table-cell office:value-type="float" office:value="4">
                <text:p>4</text:p>
                <draw:g>
                  <svg:desc>typecounts.R2:typecounts.R40</svg:desc>
                </draw:g>
              </table:table-cell>
              <table:table-cell office:value-type="float" office:value="0">
                <text:p>0</text:p>
                <draw:g>
                  <svg:desc>typecounts.S2:typecounts.S40</svg:desc>
                </draw:g>
              </table:table-cell>
              <table:table-cell office:value-type="float" office:value="6">
                <text:p>6</text:p>
                <draw:g>
                  <svg:desc>typecounts.T2:typecounts.T40</svg:desc>
                </draw:g>
              </table:table-cell>
              <table:table-cell office:value-type="float" office:value="0">
                <text:p>0</text:p>
                <draw:g>
                  <svg:desc>typecounts.U2:typecounts.U40</svg:desc>
                </draw:g>
              </table:table-cell>
              <table:table-cell office:value-type="float" office:value="0">
                <text:p>0</text:p>
                <draw:g>
                  <svg:desc>typecounts.V2:typecounts.V40</svg:desc>
                </draw:g>
              </table:table-cell>
              <table:table-cell office:value-type="float" office:value="0">
                <text:p>0</text:p>
                <draw:g>
                  <svg:desc>typecounts.W2:typecounts.W40</svg:desc>
                </draw:g>
              </table:table-cell>
              <table:table-cell office:value-type="float" office:value="0">
                <text:p>0</text:p>
                <draw:g>
                  <svg:desc>typecounts.X2:typecounts.X40</svg:desc>
                </draw:g>
              </table:table-cell>
              <table:table-cell office:value-type="float" office:value="2">
                <text:p>2</text:p>
                <draw:g>
                  <svg:desc>typecounts.Y2:typecounts.Y40</svg:desc>
                </draw:g>
              </table:table-cell>
              <table:table-cell office:value-type="float" office:value="7">
                <text:p>7</text:p>
                <draw:g>
                  <svg:desc>typecounts.Z2:typecounts.Z40</svg:desc>
                </draw:g>
              </table:table-cell>
              <table:table-cell office:value-type="float" office:value="0">
                <text:p>0</text:p>
                <draw:g>
                  <svg:desc>typecounts.AA2:typecounts.AA40</svg:desc>
                </draw:g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0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1.0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1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2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3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14">
                <text:p>314</text:p>
              </table:table-cell>
              <table:table-cell office:value-type="float" office:value="311">
                <text:p>31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4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312">
                <text:p>31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